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5a7d4" officeooo:paragraph-rsid="0005a7d4"/>
    </style:style>
    <style:style style:name="P2" style:family="paragraph" style:parent-style-name="Preformatted_20_Text">
      <style:text-properties officeooo:rsid="00066d34" officeooo:paragraph-rsid="00066d34"/>
    </style:style>
    <style:style style:name="P3" style:family="paragraph" style:parent-style-name="Preformatted_20_Text">
      <style:text-properties officeooo:rsid="00068382" officeooo:paragraph-rsid="00068382"/>
    </style:style>
    <style:style style:name="P4" style:family="paragraph" style:parent-style-name="Preformatted_20_Text">
      <style:text-properties officeooo:rsid="0005a7d4" officeooo:paragraph-rsid="0005a7d4"/>
    </style:style>
    <style:style style:name="P5" style:family="paragraph" style:parent-style-name="Preformatted_20_Text">
      <style:text-properties officeooo:rsid="00079722" officeooo:paragraph-rsid="00079722"/>
    </style:style>
    <style:style style:name="P6" style:family="paragraph" style:parent-style-name="Preformatted_20_Text">
      <style:text-properties officeooo:rsid="0008af1e" officeooo:paragraph-rsid="0008a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 00 1B 00 00 04 22 1B 00 0C 05 47 </text:p>
      <text:p text:style-name="P1">00 FF FF 00 00 04 22 06 00 1C 00 C4 </text:p>
      <text:p text:style-name="P1">00 FF FF 00 00 04 22 06 00 1C 00 C5 </text:p>
      <text:p text:style-name="P1">00 FF FF 00 00 04 22 06 00 1C 00 C6 </text:p>
      <text:p text:style-name="P1">00 FF FF 00 00 04 22 06 00 1C 00 C7 </text:p>
      <text:p text:style-name="P1">00 00 1B 00 00 04 22 1B 00 0C 05 48 </text:p>
      <text:p text:style-name="P1">00 FF FF 00 00 04 22 06 00 1C 00 C8 </text:p>
      <text:p text:style-name="P1">00 FF FF 00 00 04 22 06 00 1C 00 C9 </text:p>
      <text:p text:style-name="P1">00 FF FF 00 00 04 22 06 00 1C 00 CA </text:p>
      <text:p text:style-name="P1">00 FF FF 00 00 04 22 06 00 1C 00 CB </text:p>
      <text:p text:style-name="P1">00 00 1B 00 00 04 22 1B 00 0C 05 49 </text:p>
      <text:p text:style-name="P1">00 FF FF 00 00 04 22 06 00 1C 00 CC </text:p>
      <text:p text:style-name="P1">00 FF FF 00 00 04 22 06 00 1C 00 CD </text:p>
      <text:p text:style-name="P1">00 FF FF 00 00 04 22 06 00 1C 00 CE </text:p>
      <text:p text:style-name="P1">00 FF FF 00 00 04 22 06 00 1C 00 CF </text:p>
      <text:p text:style-name="P1">00 00 1B 00 00 04 22 1B 00 0C 05 4A </text:p>
      <text:p text:style-name="P1">00 FF FF 00 00 04 22 06 00 1C 00 D0 </text:p>
      <text:p text:style-name="P1">00 FF FF 00 00 04 22 06 00 1C 00 D2 </text:p>
      <text:p text:style-name="P1">00 FF FF 00 00 04 22 06 00 1C 00 D3 </text:p>
      <text:p text:style-name="P1">00 00 1B 00 00 04 22 1B 00 0C 05 4B </text:p>
      <text:p text:style-name="P1">00 FF FF 00 00 04 22 06 00 1C 00 D4 </text:p>
      <text:p text:style-name="P1">00 FF FF 00 00 04 22 06 00 1C 00 D5 </text:p>
      <text:p text:style-name="P1">00 FF FF 00 00 04 22 06 00 1C 00 D6 </text:p>
      <text:p text:style-name="P1">00 FF FF 00 00 04 22 06 00 1C 00 D7 </text:p>
      <text:p text:style-name="P1">00 00 1B 00 00 04 22 1B 00 0C 05 4C </text:p>
      <text:p text:style-name="P1">00 FF FF 00 00 04 22 06 00 1C 00 D8 </text:p>
      <text:p text:style-name="P1">00 FF FF 00 00 04 22 06 00 1C 00 D9 </text:p>
      <text:p text:style-name="P1"/>
      <text:p text:style-name="P1"/>
      <text:p text:style-name="P1">Accelerometer X axis: <text:s text:c="2"/>0</text:p>
      <text:p text:style-name="P1">Accelerometer Y axis: <text:s text:c="2"/>0</text:p>
      <text:p text:style-name="P1">Intersema temperature: <text:s/>256</text:p>
      <text:p text:style-name="P1">Intersema pressure: <text:s text:c="4"/>10001</text:p>
      <text:p text:style-name="P1">Sensirion temperature: <text:s/>25.05</text:p>
      <text:p text:style-name="P1">Sensirion humidity: <text:s text:c="4"/>29.76</text:p>
      <text:p text:style-name="P1">Taos visible light: <text:s text:c="4"/>4015</text:p>
      <text:p text:style-name="P1">Taos infrared light: <text:s text:c="3"/>4015</text:p>
      <text:p text:style-name="P1">The measured results are </text:p>
      <text:p text:style-name="P1"/>
      <text:p text:style-name="P1">Accelerometer X axis: <text:s text:c="2"/>0</text:p>
      <text:p text:style-name="P1">Accelerometer Y axis: <text:s text:c="2"/>0</text:p>
      <text:p text:style-name="P1">Intersema temperature: <text:s/>256</text:p>
      <text:p text:style-name="P1">Intersema pressure: <text:s text:c="4"/>10001</text:p>
      <text:p text:style-name="P1">Sensirion temperature: <text:s/>25.06</text:p>
      <text:p text:style-name="P1">Sensirion humidity: <text:s text:c="4"/>30.91</text:p>
      <text:p text:style-name="P1">Taos visible light: <text:s text:c="4"/>4015</text:p>
      <text:p text:style-name="P1">Taos infrared light: <text:s text:c="3"/>4015</text:p>
      <text:p text:style-name="P1"/>
      <text:p text:style-name="P3">light control:</text:p>
      <text:p text:style-name="P3">if(VisLight_data &lt; 50) {</text:p>
      <text:p text:style-name="P3"><text:tab/><text:tab/><text:tab/><text:tab/><text:tab/>call Leds.led2Toggle();</text:p>
      <text:p text:style-name="P3"><text:s text:c="17"/>// call Leds.led2On();</text:p>
      <text:p text:style-name="P3"><text:s text:c="16"/>}</text:p>
      <text:p text:style-name="P3"><text:s text:c="16"/>else {</text:p>
      <text:p text:style-name="P3"><text:tab/><text:tab/><text:tab/><text:tab/><text:tab/>//call Leds.led2Toggle();</text:p>
      <text:p text:style-name="P3"><text:s text:c="18"/>call Leds.led2Off();</text:p>
      <text:p text:style-name="P3"><text:s text:c="16"/>}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<text:soft-page-break/></text:p>
      <text:p text:style-name="P5">DataMsg.h</text:p>
      <text:p text:style-name="P5">modify:</text:p>
      <text:p text:style-name="P5">nx_uint16_t TOS_NODE_ID;</text:p>
      <text:p text:style-name="P5"/>
      <text:p text:style-name="P6">Mts400Tester.java</text:p>
      <text:p text:style-name="P6">add</text:p>
      <text:p text:style-name="P6">out.println("mite's ID: <text:s text:c="3"/>"+results.get_TOS_NODE_ID());</text:p>
      <text:p text:style-name="P1"/>
      <text:p text:style-name="P1"/>
      <text:p text:style-name="P1"/>
      <text:p text:style-name="P2">Accelerometer X axis: <text:s text:c="2"/>0</text:p>
      <text:p text:style-name="P2">Accelerometer Y axis: <text:s text:c="2"/>0</text:p>
      <text:p text:style-name="P2">Intersema temperature: <text:s/>283</text:p>
      <text:p text:style-name="P2">Intersema pressure: <text:s text:c="4"/>10001</text:p>
      <text:p text:style-name="P2">Sensirion temperature: <text:s/>27.73</text:p>
      <text:p text:style-name="P2">Sensirion humidity: <text:s text:c="4"/>49.06</text:p>
      <text:p text:style-name="P2">Taos visible light: <text:s text:c="4"/>65</text:p>
      <text:p text:style-name="P2">Taos infrared light: <text:s text:c="3"/>4</text:p>
      <text:p text:style-name="P2">mite's ID: <text:s text:c="3"/>0</text:p>
      <text:p text:style-name="P2">The measured results are </text:p>
      <text:p text:style-name="P2"/>
      <text:p text:style-name="P2">Accelerometer X axis: <text:s text:c="2"/>0</text:p>
      <text:p text:style-name="P2">Accelerometer Y axis: <text:s text:c="2"/>0</text:p>
      <text:p text:style-name="P2">Intersema temperature: <text:s/>284</text:p>
      <text:p text:style-name="P2">Intersema pressure: <text:s text:c="4"/>10001</text:p>
      <text:p text:style-name="P2">Sensirion temperature: <text:s/>28.00</text:p>
      <text:p text:style-name="P2">Sensirion humidity: <text:s text:c="4"/>52.27</text:p>
      <text:p text:style-name="P2">Taos visible light: <text:s text:c="4"/>61</text:p>
      <text:p text:style-name="P2">Taos infrared light: <text:s text:c="3"/>3</text:p>
      <text:p text:style-name="P2">mite's ID: <text:s text:c="3"/>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9:15:13.494642577</dc:date>
    <meta:editing-duration>PT2H58M54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78" meta:word-count="478" meta:character-count="2267" meta:non-whitespace-character-count="1652"/>
  </office:meta>
</office:document-meta>
</file>